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Sheet1" table:print="false" table:style-name="ta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row table:style-name="ro1">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row>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cell office:string-value="Betrag" office:value-type="string">
            <text:p>Betrag</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1T22:03:20</dc:date>
    <meta:editing-cycles>1</meta:editing-cycles>
    <meta:editing-duration>PT2.318S</meta:editing-duration>
    <meta:initial-creator>thiago</meta:initial-creator>
    <meta:creation-date>2018-06-21T22:03:17</meta:creation-date>
    <dc:language>pt</dc:language>
  </office:meta>
</office:document-meta>
</file>